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officeooo:paragraph-rsid="000d82ca"/>
    </style:style>
    <style:style style:name="P3" style:family="paragraph" style:parent-style-name="Standard">
      <style:text-properties officeooo:paragraph-rsid="000d82ca"/>
    </style:style>
    <style:style style:name="P4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  <style:style style:name="T2" style:family="text">
      <style:text-properties fo:language="grc" fo:country="GR" officeooo:rsid="00100d0f" style:language-complex="sa" style:country-complex="IN"/>
    </style:style>
    <style:style style:name="T3" style:family="text">
      <style:text-properties fo:language="el" fo:country="GR" officeooo:rsid="000d82ca" style:language-complex="sa" style:country-complex="IN"/>
    </style:style>
    <style:style style:name="T4" style:family="text">
      <style:text-properties fo:language="el" fo:country="GR" officeooo:rsid="001cacbd" style:language-complex="sa" style:country-complex="IN"/>
    </style:style>
    <style:style style:name="T5" style:family="text">
      <style:text-properties officeooo:rsid="001ca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Οὕτως μὲν ἐν ταῖς σκηναῖς ὁ τοῦ Μενοιτίου ἰσχυ ρὸς ὑιὸς ἐθεράπευσε τὸν Εὐρύπυλον τετρωμένον · οὗτοι δὲ ἐπολέμουν οἱ Ἕλληνες καὶ οἱ Τρῶες αθρόοι καὶ κατὰ πλῆθος , οὐδὲ ἔμελλεν ἡ τάφρος τοῦ λοιποῦ ἀνθέξειν τῶν Ἑλλήνων καὶ τὸ τεῖχος ἄνωθεν τὸ πλατύ , ὅπερ ἐποίησαν ὑπὲρ τῶν νεῶν ,περὶ αὐτὸ δὲ τάφρον ὤρυξαν καὶ ἐξέτειναν , οὐδὲ ( γὰρ τοῖς θεοῖς ἔδωκαν θυσίας ἐνδόξους , ἵν᾿ αὐτοῖς τὰς ταχείας ναῦς, καὶ τὴν πολλὴν λαφυραγωγίαν ἔνδονἔχον σώζοι καὶ διατηροίη , οὐ κατὰγνώμην δὲ κατεσκεύαστο τῶν ἀθανάτων θεῶν, δι᾿ ὃ καὶ οὐδαμῶς ἐπὶ πολὺν χρόνον βέβαιον καὶ ἀσφαλὲς ἦν . Ὅτε μὲν οὖν ὁ῞Εκτωρ ἔζη , καὶ ὁ ᾿Αχιλλεὺς ἐμνησικάκει, καὶ ἡ πόλις τοῦ βασιλέως Πριάμου ἀπόρθητος ἦν , τότε καὶ τὸ μέγα τεῖχες τῶν Ἑλλήνων ἐν τῷ πεδίῳ ἦν . ἐπεὶ δὲ τῶν μὲν Τρῴων ἐπέθανον ὅσοι ἄριστοι ἦσαν , πολλοὶ δὲ τῶν Ἑλλήνων , οἱ μὲν ἀνῃρέθησαν , οἱ δὲ ὑπελείφθησαν , </text:span></text:span></text:p>
      <text:p text:style-name="P1"><text:span text:style-name="AncientGreek_3a__20_Ἀρχαία_20_ἑλληνικά"><text:span text:style-name="T1"/></text:span></text:p>
      <text:p text:style-name="P1">ΠΑΡΑΦΡΑΣΙΣ . 241</text:p>
      <text:p text:style-name="P1">( &lt;/</text:p>
      <text:p text:style-name="P1">기</text:p>
      <text:p text:style-name="P1">·</text:p>
      <text:p text:style-name="P1">~</text:p>
      <text:p text:style-name="P1">ἐξεπορθήθη δὲ ἡ πόλις τοῦ Πριάμου τῷ δεκάτῳ ἔτει ,</text:p>
      <text:p text:style-name="P1">οἱ Ἕλληνες δὲ ἐν ταῖς ναυσὶν ἀνεχώρησαν εἰς τὴν</text:p>
      <text:p text:style-name="P1">προσφιλῆ πατρίδα , τηνικαῦτα δὴ ἐβουλεύοντο ὅ τε</text:p>
      <text:p text:style-name="P1">Ποσειδῶν καὶ ὁ ᾿Απόλλων ἀφανίσαι τὸ τεῖχος ἐπεισαγαγόντες τὴν τῶν ποταμῶν δύναμιν , ὅσοι ἀπὸ τῶν</text:p>
      <text:p text:style-name="P1">ακρωρειῶν τῆς Ἴδης εἰς τὴν θάλασσαν καταῤῥέουσιν ,</text:p>
      <text:p text:style-name="P1">ὅ τε Ρῆσος , καὶ ὁ Επτάπορος , καὶ ὁ Κάρησος , καὶ ὁ</text:p>
      <text:p text:style-name="P1">Ρόδιος , καὶ ὁΓρήνικος , καὶ ὁ Αἴσηπος , καὶ ὁ ἐνδοξότατος Σκάμανδρος , καὶ ὁ Σιμοῦς , ὅπου πολλαὶ ἀσπί</text:p>
      <text:p text:style-name="P1">δες ἐκ βοῶν , καὶ περικεφαλαίαι κατέπεσον ἐν τῷ κονιορτῷ, καὶ τοῖς χώμασι , καὶ γένος ἀνδρῶν ἐξ ἡμισείας θεῶν · τούτων ἁπάντων ὁμοῦ καὶ εἰς τὸ αὐτὸ ἔτρεψε τὰ στόματα ὁ καθαρὸς ᾿Απόλλων , ἐπὶ ἐννέα</text:p>
      <text:p text:style-name="P1">δὲ ἡμέραςἐπὶ τὸ τεῖχος ἔπεμπε τὸ ρεῦμα , ἔβρεχε δὲ</text:p>
      <text:p text:style-name="P1">ὁ Ζεὺς συνεχῶς , ὅπως ἂν τάχιον ποιήσειεν τὰ τείχη</text:p>
      <text:p text:style-name="P1">ἐπιπλέοντα τῇ θαλάσσῃ . αὐτὸς δὲ ὁ Ποσειδῶν κρατῶν</text:p>
      <text:p text:style-name="P1">ταῖς χερσὶ κάμακα προηγεῖτο , παντά δ᾽ ἄρα τὰ θεμέλια ἐξέπεμπε τοῖς κύμασι τῶν κορμῶν καὶ τῶν</text:p>
      <text:p text:style-name="P1">λίθων , ἅπερ ἔθηκαν οἱ Ἕλληνες μοχθοῦντες καὶ ἀτυχοῦντες , λεῖα δὲ καὶ ὁμαλὰ ἐποίησε παρὰ τὸν ἄγω</text:p>
      <text:p text:style-name="P1">ῥοώδη Ἑλλήσποντον · αὖθις δὲ τὸν μέγαν αἰγιαλὸν</text:p>
      <text:p text:style-name="P1">(παραθαλάσσιον καὶ ὀδεύσιμον τόπον ) ἄμμῳ ἐκάλυψεν</text:p>
      <text:p text:style-name="P1">ἀφανίσας τὸ τεῖχος , τοὺς ποταμοὺς δὲ ἔτρεψε φέρεσθαι καὶ τὸ ρεῦμα , ὅποι τὸ πρῶτον ἀφίεσαν τὸ περικαλλῶς ρέον ὕδωρ . Οὕτω δὴ ἔμελλον μετὰ ταῦτα ὁ</text:p>
      <text:p text:style-name="P1">Ποσειδῶν καὶ ὁ ᾿Απόλλων ποιήσειν · τότε δὲ πόλεμος</text:p>
      <text:p text:style-name="P1">καὶ θόρυβος ἐξῆπτο καὶ διεγήγερτο περὶ τὸ καλῶς</text:p>
      <text:p text:style-name="P1">κατεσκευασμένον τεῖχος , ἤχει δὲ τὰ δόρατα κατὰ</text:p>
      <text:p text:style-name="P1">τῶν πύργων ακοντιζόμενα · οἱ Ἕλληνες δὲ πλήκτρῳ</text:p>
      <text:p text:style-name="P1">Διὸς δαμασθέντες , ἐπὶ ταῖς βαθείαις ναυσὶ συγκεκλεισμένοι κατείχοντο , φοβούμενοι Εκτορα τὸν ἰσχυρὸν ἐπιστήμονα τοῦ πολέμου καὶ τῆς τροπῆς. οὗτος</text:p>
      <text:p text:style-name="P1">δὲ καθάπερ τὸ πρῶτον ἐμάχετο, ὅμοιος συστροφῇμε</text:p>
      <text:p text:style-name="P1">γάλου ἀνέμου · ὥσπερ δὲ ὅτε ἐν τοῖς κυσὶ , καὶ τοῖς</text:p>
      <text:p text:style-name="P1">κυνηγοῖς ἀνδράσι κάπρος ἢ λέων περιστρέφεταιή δυ</text:p>
      <text:p text:style-name="P1"><text:soft-page-break/></text:p>
      <text:p text:style-name="P1">ΠΑΡΑΦΡΑΣΙΣ . 243 νάμει ἐπιῤῥωνύμενος , οὗτοι δὲ ἐν τάξει ἑαυτοὺς πα ρασκευάσαντες καὶ ἑτοιμάσαντες ἐναντίον ἵστανται καὶ βάλλουσι πυκνὰ δόρατα ἐκ τῶν χειρῶν , τούτου δὲ ἡ ἔνδοξος ψυχὴ οὐδέποτε φοβεῖται , οὐδὲ τρέπεται, ἡ ἄγαν δὲ προθυμία καὶ ανδρία ἀπέκτεινεν αὐτὸν , πυ ανώς τε περιστρέφεται , πειρώμενος τῶν τάξεων τῶν ἀνδρῶν , καὶ ὅπου ἂνὁρμήσῃ κατὰ τοῦτο ὑποχωροῦσιν αἱ τάξεις τῶν ἀνδρῶν · οὕτως ὁ ῞Εκτωρ κατὰ τὸν στρατὸν πορευόμενος εἱλεῖτο καὶ ἐστρέφετο , τοὺς ἑαυ τοῦ φίλους διεγείρων διαβῆναι τὴν τάφρον , οὐκ ἐτόλ μων δὲ οἱ ταχύποδες αὐτοῦ ἵπποι, πάνῃ δὲ ἐχρεμέτιζον , καὶ ἰδιάζουσαν φωνὴν ἀπετέλουν ἐπὶ τῷ ἄκρῳ τοῦ χείλουςἑστῶτες , ἐφόβει γὰρ καὶ εἰς δέος ἦγεν ἡ τάφρος ἡ πλατεῖα · οὔτ᾽ οὖν ὑπερπηδῆσαι ἐγγὺς , οὔτε περάσαι εὔκολος ἦν , ὄχθαι γὰρ ὑψηλαὶ καὶ με γάλαι περὶ πᾶσαν ἵσταντο ἀφ' ἑκατέρου μέρους , ὑπεράνω δὲ ξύλοις ὀρθοῖς ἄνω εἰς ὀξὺ λήγουσιν ἥρ μοστο , ἅπερ ἔπηξαν οἱ υιοὶ τῶν Ἑλλήνων πυκνὰ καὶ μεγάλα , ἀνδρῶν πολεμίων αποφυγήν·ἐκεῖ δὲ οὐκ ἂν ῥᾳδίως ἵππος ἕλκων τὸ εὔτροχον ᾤχημα εἰσῆλθε · πεζοὶ δὲ προεθυμοῦντο καὶ ὥρμων , εἰ τελέσουσι καὶ παρελεύσονται· τότε τοίνυν ὁ Πολυδάμας παραγενόμενος εἶπε πρὸς τὸν εὔτολμον Εκτορα · ΩἝκτορ , καὶ ἄλλοι ἡγεμόνες τῶν Τρῴων καὶ τῶν βοηθῶν , α βούλως κατὰ τὴν τάφρον ἄγομεν τοὺς ταχεῖς ἵππους, αὕτη δὲ πάνυ χαλεπή ἐστι περᾷν , ξῦλα γὰρἐπ᾽ αὐτῇ εἰς ὀξὺ λήγοντα ἵστανται , περὶ ταῦτα δὲ τὸ τεῖχος τῶν Ἑλλήνων , ἔνθα οὐδαμῶς ἐστι καταβῆναι, ούτ δὲ πολεμεῖν τοῖς ἱππεῦσι , στένωμα γὰρ , ὅπου τραπήσεσθαι ὑπολαμβάνω . εἰ μὲν γὰρ παντελῶς δυσνοῶν κενοῖ καὶ ἐκπορθεῖ τὰ Ἑλλήνων Ζεὺς ὁ ἐν ὕψει βροντῶν, τοῖς Τρασὶν δὲ ἐθέλει βοηθεῖν , ὄντως ἂνἔχωγε βουλοίμην, καὶ νῦν ευθέως τοῦτο γενέσθαι, ἄνευ ὕμνου καὶ εὐφημίας (ανωνύμους ) φθαρῆναι τοὺς Ἕλλη νὰς ἐνταυθοῖ πόῤῥω τοῦ Αργους · ἐὰν δὲ ὑποστρέ </text:p>
      <text:p text:style-name="P1"/>
      <text:p text:style-name="P1">ΠΑΡΑΦΡΑΣΙΣ . 245 δέ ~ ψωσι καὶ γένηται πάλιν δίωξις ἐκ τῶν νεῶν , καὶ τῇ τάφρῳ ἐμπέσωμεν τῇ ὀρωρυγμένῃ , οὐκέτι μετὰ ταῦτα ὑπολαμβάνω , οὐδὲ μηνυτὴν ἀπελθεῖν εἰς του πίσω πρὸς τὴν πόλιν , κυκλωθέντων ἡμῶν ὑπὸ τῶν Ἑλλήνων . ἀλλ᾿ ἄγετε ὥσπερ ἂν εἴπω ἐγώ , πάντες ὑπακούωμεν·τοὺς μὲν ἵππους οἱ ὑπηρέται κατεχέτωσαν ἐπὶ τῇ τάφρῳ , ἡμεῖς δὲ πεζοί , ὅπλοις καθωπλισμένοι , πάντες αθρόοι ἀκολουθῶμεν τῷ ῞Εκτορι οἱ ῞Ελληνες δὲ οὐ μενοῦσιν , εἰ δὴ αὐτοῖς ἤγγικε τὸ τῆς φθορᾶς τέλος. Οὕτως εἶπεν ὁ Πολυδάμας· ἤρεσκεν δὲ τῷ ῞Εκτορι ὁ λυσιτελὴς λόγος · εὐθέως δὲ ἐκ τοῦ δίφρου σὺν τοῖς ὅπλοις εἰς γῆν κατεπήδησεν . οὐ μὴν δὲ οἱ ἄλλοι Τρῶες ἀπὸ τῶν ἵππων ἐκρέμαν το , ἤτοι ἔφιπποι ἦσαν , ἀλλὰ σύμπαντες ἐφώρμησαν , ἐπεὶ ἐθεάσαντο τὸν ἐνδοξότατον ῞Εκτορα Ἕκαστος μὲν οὖν μετὰ ταῦτα τῷ ἑαυτοῦ ἡνιόχῳ ἐπέταττε τοὺς ἵππους καλῶς σὺν τάξει κατέχειν αὐτοῦ ἐπὶ τῇ τάφρῳ · οὗτοι δὲ διακριθέντες , ἑαυτοὺς συν τάξαντες , εἰς πέντεμέρη διατεταγμένοι,μετὰ τῶν ἡγεμόνων εἵποντο . Οὗτοι μέντοι μετὰ τοῦ Ἕκτορος ἐς χώρουν καὶ τοῦ ἀμέμπτου Πολυδάμαντος ,οἵτινες καὶ πλείους καὶ βελτίους ἦσαν , προτεθύμηνται δὲ μᾶλλον τὸ τεῖχος καθελόντες ἐπὶ ταῖς βαθείαις ναυσὶ πο λεμεῖν · καὶ τρίτος αὐτοῖς ἠκολούθει ὁ Κεβριόνης παρὰ δὲ τῷ ἁρματι ἄλλον κατέλιπεν ὁ ῞Εκτωρ χείρονα τοῦ Κεβριόνου · τοῦ δευτέρου δὲ τάγματος ὁ Πάρις ἡγεῖτο , καὶ ὁ ἀνδρεῖος ᾿Αλκάθρος καὶ ὁ ᾿Αγήνωρ · τοῦ τρίτου δὲ Ελενος , καὶ ὁ τοῖς θεοῖς ὅμοιος τὴν μορφὴν Δηίφοβος , οἱ δύο υιοὶ τοῦ Πριάμου · τρίτος δὲ ἦν ὁ ἥρως῎Ασιος , ῎Ασιος ὁὁ υἱὸς τοῦ Ὑρτάκου , ὃν ἐκ τῆς ᾿Αρίσβης ἤνεγκαν ἵπποι διάπυροι , εὐμεγέ θεις ἀπὸ Σελλήεντος τοῦ ποταμοῦ . τοῦ τετάρτου δὲ ἡγεῖτο ὁ καλὸς ὑἱὸς τοῦ ᾿Αγχίσου Αἰνείας , σὺν αὐτῷ </text:p>
      <text:p text:style-name="P1"/>
      <text:p text:style-name="P1">ΠΑΡΑΦΡΑΣΙΣ . 247 δὲ καὶ οἱ δύο ὑιοὶ τοῦ ᾿Αντήνορος , ὅ τε Αρχέλοχος καὶ ὁ ᾿Ακάμας καλῶς ἔμπειροι πολέμου παντὸς· Σαρπηδὼν δὲἦρχε τῶν ὑπερενδόξων βοηθῶν, προσέλαβε δὲ καὶ τὸν Γλαῦκον , καὶ τὸν πολεμικὸν ᾿Αστεροπαῖον , οὗτοι γὰρ αὐτῷ ἔδοξαν διακεκριμένως εἶναι κράτιστοι πάντων ἄλλων μετά γε αὐτὸν , οὗτος δὲ καὶ ἐπὶ πᾶσι διέπρεπε καὶ ἔξοχος ἦν . οὗτοι δὲ ἐπειδὴ ἀλλήλους ἐπύκνωσαν καὶ κατέφραξαν ταῖς κατεσκευασμέναις βύρσαις , ἤτοι ταῖς ασπίσιν , ὥρμησαν εὐθὺ τῶν Ἑλλήνων ἔνθερμοι καὶ προτετραμμένοι , οὐδέτοι ᾤοντο αὐτοὺς ἀνθέξειν , ἀλλ᾽ ἐν ταῖςμελαίναις ναυσὶν ἐμπεσεῖσθαι . Τότε οἱ μὲν ἄλλοι Τρῷες, καὶ οἱ πόῤῥωθεν κεκλημένοι βοηθοὶ τῇ συμβουλῇ τοῦ αμέμπτου Πολυδάμαντος ἐπείθοντο , ἀλλ᾽ οὐχ ὁ υἱὸς τοῦ Ὑρτάκου ὁ ἡγεμὼν τῶν ἀνδρῶν ἤθελεν αὐτόθι καταλιπεῖν τούς τε ἵππους , καὶ τὸν θεράποντα ἡνίοχιν , ἀλλὰ σὺν αὐτοῖς προσήγγισε ταῖς <text:soft-page-break/>ταχεῖαις ναυσὶν , ὁ μωρὸς καὶ ἀνόητος , οὐδὲ ἔμελλεν τὰς θα νατηφόρους μοίρας διαφυγών, τοῖς ἵπποις καὶ τοῖς ἐχήμασιν ἡδόμενος , ἐκ τῶν νεῶν εἰς τουπίσω ὑποστρέψειν εἰς τὴν Ἴλιον τὴν ὑψηλὴν, καὶ κατάπνεςμένη, ανέμοις · πρότερον γὰρ αὐτὸν ἡ κακώνυμος μοῖρα περιεκάλυψε δόρατι τοῦ Ἰδομενέως τοῦ λαμπροῦ ὑἱοῦ τοῦ Δευκαλίωνος ὥρμησε γὰρ ἐπὶ τὸ ἀριστερὸν μέρος τῶν νεῶν , ὅπου οἱ Ἕλληνες ἐκ τοῦ πεδίου συνήρχοντο σὺν τοῖς ἵπποις καὶ τοῖς ὀχήμασιν. ἐκεῖσε δὴ τούς τε ἵππους καὶ τὸ ὄχημα διήγαγεν , οὐ δὲ ταῖς πύλαις ἐπικειμένας τὰς σανίδας εὗρε , καὶ τὸ μακρὸν ξύλον τὸ συνέχον τὰς θύρας · ἀλλ᾽ ἦνεςγμένας κατεῖχον αὐτὰς ἄνδρες , ὅπως τινὰ τῶν φίλων σώσειαν φεύγοντα ἐκ τοῦ πολέμου ἐπὶ τὰςναῦς . ἐκεῖ. σε δὴ κατ᾽ εὐθὺ ἐπὶ φρονήματι ἐπαιρόμενος ἤλαυνε τοὺς ἵππους , οἱ δὲ συνείποιτο οξέως κεκραγότες ,ζή θησαν γὰρ μηκέτι τοὺς Ἕλληνας ἀνθέξειν , ἀλλ᾽ ἐν ταῖς μελαίναις ναυσὶν ἐμπεσεῖσθαι · οἱ μωροὶ καὶ </text:p>
      <text:p text:style-name="P1"/>
      <text:p text:style-name="P1">ΠΑΡΑΦΡΑΣΙΣ. 249 2 ἀνόητοι · εὗρον δὲ ἐν ταῖς πύλαις δύο ἄνδρας αρίσους , τοὺς μεγαλοψύχους υἱοὺς τῶν πολεμιστῶν Λαπιθῶν , τὸν μὲν ὑἱὸν τοῦ Πειρίθου τὸν ἰσχυρὸν Πολυποίτην , τὸν δὲ Λεοντέα τὸν ὅμοιον τῷ ἀνθρωποκτόνῳ ῎Αρει . Οὗτοι μὲν οὖν ἔμπροσθεν τῶν ὑψηλῶν πυλῶν· ἵσταντο , ὥσπερ ὅτε δρύες ὑψηλαὶ ἐν τοῖς ὄρεσιν ἵστανται , αἵτινες τὸν ἄνεμον μένουσαι φέρουσι , καὶ τὸν ὄμβρον πάντα τὸν χρόνον ῥίζαις μεγάλαις , καὶ ἐπὶ πολὺ διηκούσαις ἐφηρμοσμέναι καὶ ἐπεστηριγμέναι·οὕτω δὴ οὗτοι χερσὶ καὶ δυνάμει θαῤῥοῦντες παρέμενον ἐπιόντα τὸν μέγαν ῎Ασιον , οὐδὲ ἔφευγον. οὗτοι δὲ ἐπ᾿ εὐθείας ἐπὶ τὸ καλῶς κατεσκευασμένον τεῖχος τὰς ξηρὰς βύρσας , ἤτοι τὰς ἀσπίδας , εἰς ὕψος ἄραντες ἐχώρουν σὺν μεγάλῳ θορύβῳ οἱ περὶ τὸν βασιλέα ῎Ασιον , καὶ Ἰαμενὸν , καὶ Ὀρέστην , καὶ ᾿Ακάμαντα τὸν ὑιὸν τοῦ ᾿Ασίου, καὶ Θόωνα , καὶ Οἰνόμαον . οὗτοι δὴ τέως μὲν τοὺς εὐόπλους Ἕλληνας διήγειρον ἐντὸς ὄντες , μάχεσθαι ὑπὲρ τῶν νεῶν · ἐπειδὴ δὲ εἰς τὸ τεῖχος ἐφωρμημένους ἐθεάσαντο τοὺς Τρῷας , βοὴ δέ τε καὶ φυγὴ τῶν Ἑλλήνων ἐγένετο , ἐξελθόντες αὐτοὶ ἔμπροσθεν τῶν πυλῶν ἐμάχοντο , χοίροις ἀγρίοις ὅμοιοι , οἵτινες ἐν τοῖς ὄρεσιν ἐπιδέχονται θόρυβον ἀνδρῶν καὶ κυνῶν ἐπερχόμενον , καὶ πλαγίως ὁρμῶντες περὶ ἑαυτοὺς κατακλῶσι τὴν ὕλην πρόῤῥιζον ἐκτέμνοντες , ὑπὸ τῶν ὀδόντων δὲ κτύπος ἀποτελεῖται , ἕως ἂν τρώσας τις αὐτοὺς ἀφέληται τὴν ψυχήν . οὕτως ἐν τοῖς στήθεσι τούτων ἐψός φει ὁ λαμπρὸς σίδηρος , ἐξ ἐναντίας πληττομένων , πάνυ δὲ γενναίως ἐπολέμουν , τοῖς λαοῖς ἄνωθεν θαῤῥοῦντες καὶ τῇ ἰσχύϊ . οὗτοι δὲ ἀπὸ τῶν καλῶς ᾠκοδομημένων πύργων λίθοις χειροπλήθεσιν ἔβαλ- </text:p>
      <text:p text:style-name="P1"/>
      <text:p text:style-name="P1">ΠΑΡΑΦΡΑΣΙΣ . 251 λον , μαχόμενοι ὑπέρ τε ἑαυτῶν , καὶ τῶν σκηνῶν , καὶ τῶν ταχειῶν νεῶν . ὥσπερ δὲ νιφάδες ἔπιπτον ἐπὶ τὴν γῆν , ὥσπερ ἄνεμος σφοδρὸς τὰ σκιώδη νέφη συνταράξας πυκνὰς κατέχειν ἐπὶ τῇ πολλὰ τρεφούσῃ γῇ , οὕτως ἐκ τῶν χειρῶν τούτων τὰ βέλη ἐξ χέοιτο , καὶ τῶν Ἑλλήνων , καὶ τῶν Τρῴων , αἱ περικεφαλαίαι δὲ αὐτῶν ξηρὸν ἦχον ἀπετέλουν, πληττόμεναι λίθοις τραχέσιν , καὶ αἱ ὀμφαλοὺς ἔχουσαι ἀσπίδες . Τότε τοίνυν ἐστέναξε , καὶ τοὺς ἑαυτοῦ μηροὺς ἔπληξεν ῎Ασιος ὁ υἱὸς τοῦ Ὑρτάκου , καὶ δεινοπαθήσας ἔλεγε λόγον · Ω Ζεῦ πᾷτερ , ὄντως δήπου καὶ σὺ ψεύστης ἐγεγόνεις , καὶ μάλα ,οὐ γὰρ ἔγωγε ᾠήθην τοὺς ἥρωας Ἕλληνας καθέξειν (ὑπομεῖναι) τὴν ἡμετέραν ἰσχὺν , καὶ τὰς ἀπροσπε λάστους͵χεῖρας · οὗτοι δὲ καθάπερ σφῆκες κατὰ τὸ μέσον εὐκίνητοι , καὶ μέλισσαι τοὺς φωλεοὺς ποιοῦσιν ἐν ὁδῷ ( παρ᾽ ὁδὸν ) τραχείᾳ( αν ) , οὐδὲ καταλείπουσι τὸν κοῖλον οἶκον , ἀλλὰ παραμένοντες ἄνδρας κυνηγοὺς ἐρεθίζοντας , μάχονταιὑπὲρ τῶν τέκνων αὐτῶν · οὕτως αὐτοὶ οὐ βούλονται , καίπερ ὄντες δύο , τῶν πυλῶν ἀναχωρῆσαι , πρὶν ἢ κατακτεῖναι , ἢ κρατηθῆναι . Οὕτως εἶπεν , οὐκ ἔπειθε δὲ τὴν τοῦ Διὸς διάνοιαν, ταῦτα λέγων, τῷ Ἕκτορι γὰρ ἐβούλετ' αὐτῷ ἡ ψυχή παρασχέσθαι δόξαν · οἱ ἄλλοι δὲ περὶ τὰς ἄλλας πύλας ἐπολέμουν πόλεμον . χαλεπὸν δέ ἐστιν εἰπεῖν με ταῦτα πάντα καθάπερ θεόν . πανταχοὶ γὰρ περὶ τὸ λίθινον τεῖχος ηγέρθη θεήλατον πῦρ, ἤτοι μάχη διάπυρος· οἱ Ἕλληνες δὲ καίπερ λυπούμενοι καὶ ἀλγοῦντες , ἐξ ἀνάγκης μέν · τοι ἐμάχοντοὑπὲρ τῶν νεῶν . οἱ θεοὶ δὲ ἡλγήκεσαν τὴν ψυχὴν ἅπαντες , ὅσοι τοῖς ῞Ελλησι σύμμαχοι τοῦ πολέμου ετύγχανον . συνῆψαν δὲ οἱ τῶν Λαπιθῶν υἱοὶ πόλεμον καὶ μάχην. τότε δὴ ὁ τοῦ Πειρίθου υἱὸς , καὶ ὁ ἰσχυρὸς Πολυποίτης δόρατι ἔτρωσε </text:p>
      <text:p text:style-name="P1"/>
      <text:p text:style-name="P1">ΠΑΡΑΦΡΑΣΙΣ . 253</text:p>
      <text:p text:style-name="P1"><text:soft-page-break/>~ &lt;!</text:p>
      <text:p text:style-name="P1">τὸν Δάμασον , διὰ τῆς χαλκᾶς παραγναθίδας ἐχούσης περικεφαλαίας , οὐκ ἐκώλυσεν δὲ ἡ σιδηρᾶ περικεφαλαία , ἀλλὰ δι᾿ ὅλου ἡ σιδηρᾶ ἐπιδορατὶς ἔσχισε τὸ ὀστοῦν , ὁ ἐγκέφαλος δὲ ἐντὸς ἅπας διάβροχος γέγονεν αἵματι , ἐδάμασε δὲ καὶ κατειργάσατο αὐτὸν προθύμως ὁρμῶντα . μετὰ ταῦτα δὲ</text:p>
      <text:p text:style-name="P1">Πύλωνα καὶ Ὄρμενον ἀπέκτεινε . Λεοντεὺς δὲ ὁ κλάδος τοῦ῎Αρεος͵ τὸν υἱὸν τοῦ ᾿Αντιμάχου τὸν Ἱππόμαχον ἔτρωσε δόρατι κατὰ τὴν θωρακοζώνην ἐπιτυχῶν ,</text:p>
      <text:p text:style-name="P1">εἶτα ἐκ τῆς ξιφοθήκης ἑλκύσας τὸ τμητικὸν ξίφος ,</text:p>
      <text:p text:style-name="P1">πρῶτον μὲν ᾿Αντιφάτην ἐφορμήσας διὰ τοῦ στρατοῦ</text:p>
      <text:p text:style-name="P1">ἔπληξεν ἐκ τοῦ σύνεγγυς · οὗτος δὲ πεσὼν ἐπὶ τὰ</text:p>
      <text:p text:style-name="P1">μετάφρενα τῷ ἐδάφει ἐπεστηρίχθη· μετὰ τοῦτο δὲ Μένωνα , καὶ Ἰαμενὸν , καὶ Ὀρέστην , ἅπαντας ἀλλεπαλλήλους καθεῖλεν ἐπὶ τὴν πολλὰ τρέφουσαν γῆν .</text:p>
      <text:p text:style-name="P1">ὅτε δ᾽ οὗτοι αὐτοὺς ἀφοροῦντο τὰ λαμπρὰ ὅπλα , τότε</text:p>
      <text:p text:style-name="P1">οἱ νέοι οἵτινες εἵποντο τῷ Πολυδάμαντι καὶ τῷ Εοἳ πλείους καὶ βελτίους ἦσαν , προτεθύμωνται</text:p>
      <text:p text:style-name="P1">δὲ μᾶλλον τό τε τεῖχος καθαιρήσειν , καὶ ἐμπρήσειν</text:p>
      <text:p text:style-name="P1">πυρὶ τὰς ναῦς · οὗτοι δὴ ἔτι ἐμερίμνουν ἐπὶ τῇ τά</text:p>
      <text:p text:style-name="P1">φρῷ ἑστῶτες · ὄρνις γὰρ αὐτοῖς ἐπέπτη περᾷν ὥρμη</text:p>
      <text:p text:style-name="P1">μένοις , ἀετὸς ἐν ὕψει πετόμενος ἐπὶ τὰ ἑαυτοῦ ἀρι</text:p>
      <text:p text:style-name="P1">στερὰ τὸν Τρωϊκὸν λαὸν ἀφορίζων φονικὸν( πυῤῥὸν -</text:p>
      <text:p text:style-name="P1">μαγμένοι) δράκοντα φέρων τοῖς ὄνυξι , μέγιστον ,</text:p>
      <text:p text:style-name="P1">ζῶντα , ἔτι ὑποκινούμενον , καὶ οὔπω ἐπελανθάνετο τῆς μάχης , ἔδακε γὰρ καὶ ἔτρωσεν αὐτὸν και</text:p>
      <text:p text:style-name="P1">τέχοντα παρὰ τὸ στῆθος ἐγγὺς τοῦ λαιμοῦ , πάνω</text:p>
      <text:p text:style-name="P1">ἐπικαμφθεὶς εἰς τουπίσω · οὗτος δὲ ἀφ᾿ ἑαυτοῦ ἀφῆκεν αὐτὸν ἐπὶ τὴν γῆν ταῖς ἀλγηδόσιν ὀδυνώμενος( nθεὶς ) , κατέβαλε δὲ ἐν τῷ μέσῳ τοῦ στρατοῦ · αὐτὸς</text:p>
      <text:p text:style-name="P1">δὲ βοήσας. ἐπέτετο τῷ πνέοντι ἀνέμω δοὺς ἑαυτόν ·</text:p>
      <text:p text:style-name="P1">Τρῶες δὲ ἐφοβήθησαν ὡς ἐθεάσαντο τὸν ποικίλον καὶ</text:p>
      <text:p text:style-name="P1">πολύστικτον ὄφιν κείμενον ἐν τῷ μέσῳ , σημεῖον τοῦ</text:p>
      <text:p text:style-name="P2"><text:span text:style-name="T3">τὴν αἰγίδα φοροῦντος Διός . Τότε τοίνυν ὁ Πολυδάμας</text:span><text:span text:style-name="T4"> </text:span>ς παραγενόμενος εἶπε πρὸς τον θρασὺν Εκτορα · Ω </text:p>
      <text:p text:style-name="P2"/>
      <text:p text:style-name="P2">ΠΑΡΑΦΡΑΣΙΣ . 255</text:p>
      <text:p text:style-name="P2">1</text:p>
      <text:p text:style-name="P2">&lt;/</text:p>
      <text:p text:style-name="P2">"/</text:p>
      <text:p text:style-name="P2">기 Ἕκτορ , πάντοτε μέν μοι ἐπιτιμᾶς ἐν ταῖς δημηγορίαις χρηστὰ νοοῦντι , οὐδὲ γὰρ πρέπει δημότην ὄντα παραλογιστικῶς καὶ ἔξω τοῦ δέοντος δημηγορεῖν,</text:p>
      <text:p text:style-name="P2">οὔτ᾽ ἐν βουλῇ, οὔτέ ποτε ἐν πολέμῳ , τὸ σὸν δὲ</text:p>
      <text:p text:style-name="P2">κράτος αεὶ αὔξειν . νῦν δ᾽ ἂν καταλέξω καθάπερ</text:p>
      <text:p text:style-name="P2">μοι δοκεῖ εἶναι κράτιστα · μὴ πορευθῶμεν πολεμήσοντες τοῖς Ἕλλησιν περὶ τῶν νεῶν , οὕτω γὰρ οἶμαι συντελεσθῆναι , εἰ κατ᾽ ἀλήθειαν οὗτος ὁ ὄρνις</text:p>
      <text:p text:style-name="P2">ἐπέπτη τοῖς Τρωσὶ περᾷν παρωρμημένοις ὁ εἰς ὕ</text:p>
      <text:p text:style-name="P2">μος πετόμενος αετὸς , ἐπὶ τὰ ἑαυτοῦ ἀριστερὰ τὸν</text:p>
      <text:p text:style-name="P2">Τρωϊκὸν λαὸν ἀφορίζων αἵματι πεφοινιγμένον δρακοντα φέρων τοῖς ὄνυξιν μέγιστον ζῶντα , ταχέως</text:p>
      <text:p text:style-name="P2">δὲ ἀφῆκεν αὐτὸν πρὶν ἀφικέσθαι εἰς τὰ προσφιλῆ</text:p>
      <text:p text:style-name="P2">οἰκήματα , οὐδὲ λαβὼν ἤνεγκε δοῦναι τοῖς ἑαυτοῦ</text:p>
      <text:p text:style-name="P2">τέκνοις · οὕτως͵ ἡμεῖς , εἴπερ τὰς πύλας καὶ τὸ τεῖχος τῶν Ἑλλήνων διαῤῥήξομεν καὶ καθαιρήσομεν δυνάμει μεγάλη , υποχωρήσουσι δὲ οἱ Ἕλληνες , οὐ</text:p>
      <text:p text:style-name="P2">κατὰ τὸ δέον ἐκ τῶν νεῶν πορευσόμεθα τὰς αὐτὰς</text:p>
      <text:p text:style-name="P2">ὁδοὺς , πολλοὺς γὰρ τῶν Τρῴων ἀποβαλοῦμεν , οὓς</text:p>
      <text:p text:style-name="P2">ἂν οἱ Ἕλληνες σιδήρῳ αποκτείνωσι (ἀφανίσωσι )</text:p>
      <text:p text:style-name="P2"><text:soft-page-break/>μαχόμενοι περὶ τῶν νεῶν · οὕτως ἐξηγεῖτο ( ήσατο )</text:p>
      <text:p text:style-name="P2">ὁ μάντις , ὃς σαφῶς ἐν τῇ ψυχῇ ἐπίστατο τὰ σημεῖα , καὶ οἱ λαοὶ ἐπείθοντο αὐτῷ . Πρὸς τοῦτον δὲ</text:p>
      <text:p text:style-name="P2">δεινῶς ὑποβλεψάμενος εἶπεν ὁ ῥᾳδίως τὴν περικε</text:p>
      <text:p text:style-name="P2">φαλαίων κινῶν Εκτωρ · Ω Πολυδάμα , σὺ μὲν οὐ</text:p>
      <text:p text:style-name="P2">κέτι ἐμοὶ προσφιλῆ ταῦτα λέγεις · οἶδάς που καὶ</text:p>
      <text:p text:style-name="P2">ἄλλον λόγον βελτίονα τούτου λογίσασθαι ; εἰ δὲ</text:p>
      <text:p text:style-name="P2">κατ᾽ ἀλήθειαν τοῦτον ἀπὸ κρίσεως λέγεις , ἀπώλε</text:p>
      <text:p text:style-name="P2">σαν ἄρα αὐτοὶ οἱ θεοὶ τὴν διάνοιάν σου , ὃς κελεύεις</text:p>
      <text:p text:style-name="P2">ἐπιλαθέσθαι με τῶν τοῦ μεγαλοκτύπου Διὸς βουλῶν , ἅς τινας αὐτός μοι ὑπέσχετο καὶ ἐπένευσε .</text:p>
      <text:p text:style-name="P2">σὺ δὲ οἰωνοῖς τοῖς ἐκτεταμένας τὰςπτέρυγας ἔχου</text:p>
      <text:p text:style-name="P2">σι παραγγέλλεις πείθεσθαι , ὧν οὐδαμῶς ἐπιστρέ</text:p>
      <text:p text:style-name="P2">φομαι , οὐδὲ φροντίζω , ἐάν τε ἐπὶ τὰ δεξιὰ πέτων</text:p>
      <text:p text:style-name="P2"/>
      <text:p text:style-name="P2">ΠΑΡΑΦΡΑΣΙΣ. 257 기 1 και πρὸς τὴν ἕω καὶ τὸν ἥλιον , ἤτοι τὰ ἀνατολικά μέρη , ἐάν τε ἐπὶ τὰ ἀριστερὰ πρὸς τὰς σκοτεινὰς δυσμάς· ἡμεῖς δὲ τῇ τοῦ μεγάλου Διὸς βουλῇ ὑπακούωμεν , ὃς πάντων τῶν θνητῶν καὶ τῶν ἀθανάτων βασιλεύει · εἷς μόνον ἄριστος οἰωνός ἐστιν ὁ ὑπὲρ τῆς πα τρίδος κελεύων ἀγωνίζεσθαί τε καὶ μάχεσθαι. τίποτε σὺ φοβῇ τὸν πόλεμον καὶ τὴν μάχην ; καὶ γὰρ ἂν οἱ ἄλλοι πάντες ἀναιρεθῶ μενἐπὶταῖς ναυσὶ τῶν Ἑλλήνων , σοί γε οὐκ ἔσιν δέος αναιρεθήναι, οὐ γάρ σοι καρδία μένουσα ἐν τοῖς πολέμοις , οὐδὲ μάχεσθαι πεφυκυῖα · εἰ δὲ σὺ ἀποστήσῃ τῆς μάχης , ἤ τινα ἄλλον παραπείσας λόγοις ,αποστήσεις τε πολέμε , εὐθέως πληχεὶςὑπὸ τοῦ ἐμοῦ δόρατοςἀπολέσεις τὴν ψυχήν .Οὕτω δὴ εἰπὼνπροωδοποίει , οὗτοιδὲ συνείποντοσὺν βοῇ ἀῤῥήτῳ . Ζεὺς δὲ ὁ τοὺς ἐναντίους κεραυνῷ τρέπων ἐ πήγειρεν ἀπὸ τῶν ἀκρωρείων τῆς Ιδης συστροφὴν μεγάλην ἀνέμου , ἥτις δὴ εὐθὺ τῶν νεῶν κονιορτὸν φερε , τὸν τῶν Ἑλλήνων δὲ νοῦν ἡπάτα καὶ ἔβλαπτε , τοῖς Τρωσὶ δὲ καὶ τῷ Ἕκτορι δόξαν παρειχετο . τούτου δὴ τοῖς σημείοις θαῤῥοῦντες καὶ τῇ ἰσχύϊ , ῥῆξαι καὶ καθελεῖν τὸ μέγα τεῖχος τῶν Ἑλ λήνων διάπειραν ἐποιοῦντο . Τὰς κλίμακας μὲν οὖν ἐπὶ τοὺς πύργους εἷλκον , καὶ κατέβαλον τοὺς προμαχῶνας , καὶ τοὺς ὑφεστῶτας προβεβλημένους λί θους διώρυττον , οὓς δὴ οἱ Ἕλληνες πρῶτον ἐν τῇ γῇ κατέθηκαν , εἶναι ὑποστηρίγματα τοῦ τείχους. τού τους οὗτοι εἰς τοὐπίσω εἷλκον , ἤλπιζον δὲ τὸ τῶν Ἑλλήνων τεῖχος διαῤῥήξειν καὶ καθαιρήσειν , οὐδὲ δήπου οἱ Ἕλληνες ἀνεχώρουν τῆς ὁδοῦ καὶ τῆς ὁρμῆς, ἀλλ᾽ οὗτοί γε περιφράξαντες τοὺς προμαχώνας δέρμασι βοῶν , ἤτοι ασπίσιν , ἔπληττον ἀπ᾿ αὐτῶν τοὺς πολεμίους ἐρχομένουςὑπὸ τὸ τεῖχος . αμφότεροι δὲ οἱ Αἴαντες κελεύοντες ἐπὶ τοῦ τείχους ἐπὶ πᾶν μέρος ἐς πορεύοντο , τὴν τῶν Ἑλλήνων προθυμίαν παροξύνοντες η ἄλλον προσηνέσιν ἐκολάκευον , ἄλλον σκληροῖς </text:p>
      <text:p text:style-name="P2"/>
      <text:p text:style-name="P2">ΠΑΡΑΦΡΑΣΙΣ . 259 • ་ λόγοις ὠνείδιζον , ὅντινα ἂν θεάσαιντο τοῦ πολεμεῖν ἀφιστάμενον , λέγοντες· Ω φίλοι, ὅστις Ἑλλήνων ἔξοχος , καὶ ὅστις μέσος , καὶ ὅστις χείρων ἐστὶν ἐπειδὴ οὐχ ἅπαντες ὅμοιοί εἰσιν ἄνδρες ἐν τῷ πο · λέμῳ , νῦν πάρεστιν ἅπασιν ἔργον , καὶ δὴ καὶ ὑμεῖς τοῦτο πάντεςἐπίστασθε , μηδεὶς εἰς τοὐπίσω στραφήτω ἐπὶ τὰς ναῦς τοῦ ἀπειλοῦντος ἀκούων , ἀλλ᾽ εἰς τὸ ἔμπροσθεν ὁρμᾶτε, καὶ ἀλλήλοις παρακελεύεσθε, εἴπως ὁ Ζεὺς δοίη ὁ οὐράνιος ὁ τὴν ἐν ταῦθα ἔριν ἀποκρούσαντας διώκειν τοὺς πολεμίους ἐπὶ τὴν πόλιν . Οὕτως οὗτοί γε προφωνοῦντες , τὸν πόλεμον παρώξυνον τῶν Ἑλλήνων· τούτων δὲ ὥσπερ αἱ νιφάδες τῆς χιόνος καταφέρονται πυκναί τε καὶ τὸν · καιρὸν τοῦ χειμῶνος , ὁπηνίκα ὥρμητο ὁ βουλευτικὸς Ζεὺς νίφειν , δεικνύων τοῖς ἀνθρώποις τὰ ἑαυτοῦ βέλη , καταπραΰνας δὲ τοὺς ἀνέμους νίφει ἀσφαλῶς καὶ ἀμεταβλήτως ὅπως περικαλύψῃ τῶν μεγάλων ορέων τὰς ἀκρωρείας , καὶ τὰ προνενευκότα ἄκρα , καὶ τὰ - ἀνθοῦντα πεδία , καὶ τὰ λιπαρα καὶ ἐπικερδῆ ἔργα τῶν ἀνδρῶν , καὶ ἐπὶ τοῖς τῆς λευκῆς θαλάσσης λιμέσι , καὶ ταῖς ἀκταῖς κέχυται ἡ χιών · τὸ κῦμα δὲ προσρηγνύμενον αὐτῇ κωλύεται τῆς ὁρμῆς , καὶ τὰ · ἀλλὰ πάντα ἐπικέκρυπται καὶ κεκάλυπται ἄνωθεν ἡνίκα ὁ τοῦ Διὸς ὑετὸς λάβρως κάτεισιν ( ὁπόταν ὁ τοῦ Διὸς νιφετὸς ἐπέλθῃ) . οὕτω πρὸς ἑκάτερον μέρος τούτων λίθοι πυκιοὶ ἐπέτοντο , οἱ μὲν ἐπὶ τοὺς Τρῳας , οἱ δὲ ἐκ τῶν Τρῴων ἐπὶ τοὺς Ἕλληνας πεμπό- μενοι , ὑπὲρ τὸ τεῖχος δὲ ἅπαν κτύπος ηγέρθη , οὐ- · δὲ τότε γε οἱ Τρῶες καὶ ὁ λαμπρὸς ῞Εκτωρ <text:soft-page-break/>διέῤῥηξαν ἂν καὶ καθεῖλον τὰς πύλας τοῦ τείχους, καὶ τὸν μακρὸν μοχλὸν , εἰ μὴ ἄρα Ζεὺς ὁ βουλευτικὸς Σαρπηδόνα τὸν ἑαυτοῦ ὑἱὸν διήγειρεν ἐπὶ τοὺς Ἕλληνας ὥσπερ εὐθέως δὲ τὴν πανταχόθεν ἴσην, ἤτοι κυκλοτερῆ ἀσπίδα ἔμπροσθεν ἐκράτησε τὴν κα </text:p>
      <text:p text:style-name="P2"/>
      <text:p text:style-name="P2">ΠΑΡΑΦΡΑΣΙΣ. 261 λήν , τὴν χαλκῆν , τὴν ἔξω χαλκὸν ἔχουσαν , ἣν δὴ ὁ χαλκεὺς ἔξωθεν χαλκῷ περιεκάλυψεν , ἔνδοθεν δὲ βύρσας ἔῤῥαψε συχνὰς ,χρυσαῖς ῥάβδοις ἐκτεταμέ‐ ναις ἀπὸ ἴτυος εἰς ἴτυν · ταύτην δὴ οὗτος ἔμπροσθεν κρατήσας δύο δόρατα σείων , ὥρμησε πορεύεσθαι καθάπερ λέων ἐν ὄρεσι τεθραμμένος , ὅστις ἂν ἐνδεὺς ἐπὶ πολὺ ὑπάρχῃ κρεάτων , προτρέπει δὲ αὐτὸν ἡ ἀνδρεία ψυχὴ , καὶ εἰς τὸν πυκνὸν δόμον , ἤτοι τὴν εὖ κατεσκευασμένην ἔπαυλιν ἀφικέσθαι πείραν ληψόμενος τῶν θρεμμάτων · ἐὰν γὰρ εὕρῃ αὐτόθι ἄνδρας ποιμένας, μετὰ κυνῶν καὶ δοράτων φυλάττοντας περὶ τὰ θρέμματα , οὐ βούλεται ἀναχωρεῖν τῆς ἐπαύλεως , μὴ πρύτερον πεῖραν ἑαυτοῦ δοὺς ἢ λαβών, ἀλλ᾽ οὗτος δὴ ἢ ἥρπασέ τι ἐπιπηδήσας , ἢ καὶ αὐτὸς ἐτρώθη ἐν πρώτοις δόρατι ἀπὸ ταχείας χειρός . οὕτω δὴ τότε τὸν ἰσόθεον Σαρπηδόνα ανέπεισε καὶ παρώρμησεν ἡ ψυχὴ ἐπὶ τὸ τεῖχος ὁρμῆσαι, καὶ δι αῤῥῆξαι καὶ καθαιρῆσαι τοὺς προμαχῶνας. εὐθέως δὲ πρὸς τὸν Γλαῦκον εἶπε τὸν υἱὸν τοῦ Ἱππολόχου Ω Γλαῦκε , τί δὴ ἡμεῖς τετιμήμεθα , καὶ δεδοξάσμεθα μάλιστα προκαθεδρείᾳ καὶ κρέασι , καὶ ὑπερχει λέσι ποτηρίοις ἐν τῇ Λυκία , πάντες δὲ ὥσπερ θεοὺς ἡμᾶς ὁρῶσι , καὶ τόπον ἐπίλεκτον καρπούμεθα μέγαν παρὰ τὰς ὄχθας τοῦ Ξάνθου ποταμοῦ , εὐειδῆ , γῆς δενδροφόρου , καὶ ἀρούρας σιτοφόρου ; διὰ τοῦτο νῦν δεῖ ἐν τοῖς πρώτοις τῶν Λυκίων ὄντας ἵστασθαι, καὶ τῆς διαπύρου καὶ καυστικῆς μάχης ἐναντίον ἐλθεῖν , ἵνα τις τῶν ἀσφαλῶς ὡπλισμένων Λυκίων οὗτως εἴπῃ · Οὐ μὴν ἄδοξοι βασιλεύουσι τῆς Λυκίας οἱ ἡμέτεροι βασιλεῖς , καὶ λιπαρα θρέμματα ἐσθίουσι, καὶ οἶνον ἐξαίρετον , ἥδιστον πίνουσιν , ἀλλὰ δὴ καὶ δύναμις αὐτοῖς ἀγαθὴ καὶ γενναία , ἐπειδὴ ἐν τοῖς πρώτοις τῶν Λυκίων πολεμοῦσιν · Ω προσφιλές </text:p>
      <text:p text:style-name="P2"/>
      <text:p text:style-name="P2">ΠΑΡΑΦΡΑΣΙΣ . 263 ~ αει δὴ μέλλοιμεν καὶ ἀθάνατοι ἔσεσθαι , οὔτ᾽ ἄν σε πέμποιμι εἰς τὸν τοὺς ἄνδρας δοξάζοντα πόλεμα · νῦν δὲ , καὶ γὰρ μοῖραι θανατηφόροι πάρεισιν , ἀναρίθμητοι , ἃς οὐκ ἔστι δυνατὸν ἄνθρωπον θνητὸν ἐκφυγεῖν , οὐδὲ ἐκκλίναι , ἴωμεν , ἢ καύχημά τιν πιρέξομεν , ἤ τις ἡμῖν . Οὕτως εἶπεν , οὐδὲ Γλαῦκα ανεχώρησεν ,οὐδὲ ἠπείθησεν . οἱ δὲ κατ᾽ εὐθὺ ἐ χόρησαν , τὸ μέγα στράτευμα τῶν Λυκίων ἄγοντες. τοίτους δὲ θεασάμενος Μενεσθεὺς ὁ υἱὸς τοῦ Πετεοῦ ἐφοβήθη , πρὸς τὸν πύργον γὰρ αὐτοῦ ἐπορεύοντο χαλεπότητα επιφέροντες · περιεβλέψατο δὲ ἀνὰ τὸ τεῖχος τῶν Ἑλλήνων, εἴτινα θεάσαιτο τῶνἡγεμόνων , ὅστι ἂν αὐτῷ τοῖς φίλοις ἀποσοβήσεις τὴν βλά βην· ἐθεάσατο δὲ τοὺς δύο Αἴαντας τοὺς ἀκορέστους πολέμου ἑστῶτας , καὶ Τεῦκρον ἐγγὺς αὐτῶν νεω στὶ ἐν τῆς σκηνῆς ἐρχόμενον , ἀλλ᾽ οὐδαμῶς ἦν αὐτῷ δυνατὸν φωνήσαντι ἐξάκουστον βοῆσαι , τοσοῦτος γὰρ κτύπος ἦν , ἡ βοὴ δὲ εἰς τὸν οὐρανὸν ἀφικνεῖτο πληττομένων τῶν ἀσπίδων , καὶ τῶν ἱππείαις θριξὶν κοσμουμένων περικεφαλαιῶν καὶ τῶν πυλῶν , πάσαις γὰρ ὁ ὀρεὺς ἐπέκειτο , οὗτοι δὲ παρ᾽ αὐτὰς ἑστῶτες ἐμηχωῶντο βιαίως διαῤῥήξαντες καὶ καθαιρήσωντες εἰσελθεῖν . ταχέως δὲ πρὸς τὸν Αἴαντα ἔπεμπε Θοώτην τίν͵ κήρυκα , λέγων · Ω ἐνδοξότατε Θρῶτα πορεύου τρέχων , κάλεσον τὸν Αἴαντα , ἀμφοτέρους μὲν μάλιστα , τοῦτο γὰρ ἂν ἄριστον πάντων εἴη , ἐπειδὴ ταχέως ἐνταῦθα γενήσεταιμεγάλη (ὀλεθρία ) φθορά · οὕτω γὰρ βαρέως ἐπῆλθον οἱ τῶν Λυκίων αρχηγοί, οἳ καὶ τὸ πρῶτον βαρέως ἐμπίπτοντες ἡμῖν ἦσαν κατὰ τὰς ἰσχυρὰς μάχας · εἰ δὲ αὐτοῖς κἀκεῖ κάματος καὶ ἐρις ηγέρθη , αλλά γε μόνος ἐλθέτω ὁ τοῦ Τελαμῶνς ἰσχυρὸς Αἴας , καὶ Τεύκρος αὐτῷ συνεπέσθω ὁ τῆς τοξικῆς ἐπιστήμων. Οὕτως εἶπεν . </text:p>
      <text:p text:style-name="P2"/>
      <text:p text:style-name="P2">ΠΑΡΑΦΡΑΣΙΣ. 265 νων el ~ 2 οὐκ ἠπείθησε δὲ αὐτῷ ὁ κῆρυξ ἀκούσας , ὥρμησε δὲ τρέχειν ἐπὶ τὸ τεῖχος τῶν σιδηροθωράκων Ἑλλήἔστη δὲ παρὰ τοῖς Αἴασι πορευθεὶς , εὐθέως δὲ πρὸς αὐτοὺς ἔλεγεν · Ω Αἴαντες ἡγεμόνες τῶν σιδηροθωράκων Ἑλλήνων, ὁ ἀγαπητὸς υἱὸς τοῦ ἐνδοξότατα τεθραμμένου Πετεοῦ ἐκέλευσεν ἰέναι ἐκεῖσε , ὅπως καμάτου ἐπ ' ὀλίγον μετάσχητε , μάλιστα μὲν ἀμφοτέρους , τοῦτο γὰρ ἂν ἄριστον ἁπάντων εἴη , ἐπειδὴ ταχέως ἐκεῖ γενήσεται φθορὰ ἀφανιστική , οὕ τω γὰρ βαρέως ἐπῆλθον οἱ τῶν Λυκίων ἀρχηγοὶ , οἳ καὶ πρότερον πάνυ ἐπικείμενοι ἡμῖν ἦσαν κατὰ τὰς ἰσχυρὰς μάχας · εἰ δὲ καὶ ἐνταῦθα πόλεμος καὶ ἔρις ηγέρθη , ἀλλ᾽ ἄγε μόνος πορευθήτω ὁ τοῦ Τελαμῶνος ἰσχυρὸς Αἴας , καὶ Τεῦκρος αὐτῷ συνεπέσθω ὁ τὴν τοξικὴν καλῶς ἐπιστάμενος · Οὕτως <text:soft-page-break/>εἶπεν · οὐδὲ ἠπείθησεν ὁ τοῦ Τελαμῶνος μέγας Αἴας, εὐθέως δὲ πρὸς τὸν ὑἱὸν τοῦ Οϊλέως λόγους ταχεῖς ἔλεγεν οὕτω · ΩΩ Αἶαν , ὑμεῖς μὲν ἐνταῦθα , σὺ καὶ ὁ ἰσχυρὸς Λυκομήδης ἱστάμενοι προτρέπετε τοὺς Ἕλληνας πολεμεῖν ἰσχυρῶς , ἐγὼ δὲ πορεύσομαι ἐκεῖσε καὶ τῆς μάχης μεθέξω , ταχέως δὲ πάλιν ἐπανελεύσομαι , ἐπειδὰν καλῶς τούτοις ἐπικουρήσω . Οὕτω δὴ εἰπὼν ἀπῆλθεν ὁ τοῦ Τελαμῶνος Αἴας , καὶ Τεῦκρος ἅμα αὐτῷ ἐπορεύετο ὁ ἀδελφὸς καὶ ὁμοπάτριος· ἅμα δὲ τούτοις ὁ Πανδίων ἐκόμιζε τὰ ἐπικαμπῆ τό ξα τοῦ Τεύκρου · ὁπηνίκα δὲ εἰς τὸν πύργον ἀφίκοντο τοῦ μεγαλοψύχου Μενεσθέως , ἔνδοθεν τοῦ τείχους πορευόμενοι, πιεζομένοις δὲ παρεγένοντο , οὗτοι τοὺς προμαχώνας ἀνέβαινον συστροφῇ μεγάλη ανέμου σκοτεινῇ ὅμοιοι , οἱ ἰσχυροὶ ἡγεμόνες τῶν Λυκίων καὶ βασιλεῖς · συνελθόντες δὲ ἤρξαντο πολεμεῖν ἐξ ἐναντίας , ηγέρθη δὲ βοή . Αἴας δὲ πρῶτος ὁ Τελαμῶνος ἀπέκτεινεν ἄνδρα φίλον τοῦ Σαρπηδῶνος </text:p>
      <text:p text:style-name="P2"/>
      <text:p text:style-name="P2">ΠΑΡΑΦΡΑΣΙΣ . 267 τὸν μεχαλόψυχον Ἐπικλέα , μαρμάρῳ τραχεῖ πλής ξας , ὃς δὴ ἔνδον τοῦ τείχους ἔκειτο μέγας , παρα τὸν προμαχῶνα ὑπερμεγέθης , οὐδ᾽ ἂν αὐτὸν ῥᾳδίως κατέχοι ἀνὴρ ἀμφοτέραις ταῖς χερσὶν , οὐδὲ πάνε ἀκμάζων , ὁποῖοι νυνὶ ἄνθρωποί εἰσιν · οὗτος δὲ μετεωρίσας τὴν χεῖρα ἐξ ὕψους ἐνέβαλε , συνέτριψε δὲ τὴν τέσσαρας φαλὰς ἤτοι ἐξοχὰς ἔχουσαν περικεφαλαίαν , συνήραξεν δὲ καὶ συνέθραυσε τὰ ὀστᾶ πάντα ὁμοῦ τῆς κεφαλῆς · οὗτος δὲ κυβιστῇ ὅμοιος κατέπεσεν ἀπὸ τοῦ ὑψηλοῦ πύργου , κατέλιπε δὲ τὰ ὀστᾶ αὐτοῦ ἡ ψυχή . Ὁ Τεῦκρος δὲ Γλαῦκον τὸν ἰσχυρὸν υἱὸν τοῦ Ἱππολόχου οιστῷ ἔτρωσεν ἐφορ μῶντα ἀπὸ τοῦ ( ἐπὶ τὸ ) ὑψελοῦ (ον) τείχους( ος ) , ἔνθα δὴ ἐθεάσατο τὸν βραχίονα αὐτοῦ γυμνὸν , ἀπέπαυσε δὲ αὐτὸν τῆςμάχης , ὀπίσω δὲ ἀπὸ τοῦ τείχους ἐπήδησε λεληθότως , ἵνα μηδεὶς τῶν Ἑλλήνων τετρω μένον θεάσαιτο , καὶ ἐπικαυχῶτο λόγοις · τῷ Σαρπηδόνι δὲ λύπη ἐγένετο αναχωροῦντος τοῦ Γλαύκου , ἐπεὶ εὐθέως ἐθεάσατο , τῆς μάχης μέντοι οὐκ ἐπελανθάνετο , ἀλλ᾽ οὗτος ᾿Αλκμάονα τὸν ὑιὸν τοῦ Θέστορος δόρατι ἐπιτειχὼν ἔτρωσεν , ἐξέσπασε δὲ τὸ δόρυ , αὐτὸς δὲ ἑπόμενος τῷω δόρατι κατέπεσεν ἐπὶ πρόσωπον , ἐψόφη σαν δὲ περὶ αὐτὸν τὰ σιδήρῳ ποικίλως κατεσκευασμένα ὅπλα · ὁ Σαρπηδὼν δὲ τοῦ προμαχῶνος δραξάμενος ταῖς στιβαραῖς καὶ ἰσχυραῖς χερσὶν εἷλκεν , αὐτὸς δὲ ἅπας δι᾿ὅλου ἠκολούθει,ἄνωθεν δὲ τὸ τεῖχος ἀπεφρά . χθη , πολλοῖς δὲ ὁδὸν ἐποίησε . τοῦτον δὲ Αἴας καὶ Τεῦκρος συντυχόντες , ὁ μὲν ὀϊστῷ ἔτρωσε κατὰ τὸν περὶ τὸ στῆθος λαμπρὸν ἀναφορέατῆς περικαλυπτούσης ἄνδρα ἀσπίδος , ἀλλά γε ὁ Ζεὺς ἀπεσόβησε τὰς θανατηφόρους μοίρας τοῦ ἑαυτοῦ υἱοῦ , ἵνα μὴ ἀναιρεθείη ἐπὶ ταῖς πρύμναις τῶν νεῶν . ὁ Αἴας δὲ ἐπιπηδήσας ἔπληξε κατὰ τὴν ἀσπίδα , οὐδ᾽ εἰς τὸ πρόσω διῆλθε τὸ δόρυ , συνετάραξε δὲ αὐτὸν προθύμως ἐφορμῶν· τα : ἀνεχώρησε δ᾽ οὖν μικρὸν τοῦ προμαχῶνος, οὐ δέ γε </text:p>
      <text:p text:style-name="P2"/>
      <text:p text:style-name="P2">ΠΑΡΑΦΡΑΣΙΣ : 269 παντελῶς ἀνέκαμπτεν , ἐπειδὴ αὐτῷ ἡ ψυχὴ ἐπεθύ μει δόξαν κομίσασθαι · συστραφεὶς δὲ παρεκελεύετο τοῖς ἰσοθέοις Λυκίοις λέγων · Ω Λύκιοι , τί δὴ οὕτως ἀποβάλλεσθε τὴν πολεμικὴν δύναμιν ; χαλεπὸν δέ μοι ὑπάρχει , καίπερ ὄντι ἰσχυρῷ καὶ γενναίῳ , μόνῳ διαρρηξαμένῳ καὶ καθελόντι ,ποιήσασθαιὁδὸν παρα τὰς ναῦς · ἀλλὰ συνέπεσθε , τῶν πλειόνων δὲ ἡ πρᾶξις βελτίων ἐστίν . Οὕτως εἶπεν · οὗτοι δὲ φοβηθέντες τὴν τοῦ βασιλέως ἀπειλήν , μᾶλλον ἐπετέθησαν περὶ τὸν γνωμοδότην βασιλέα . οἱ Ἕλληνες δὲ ἀφ' ἑτέρου μέρους ἐνεδυνάμωσαν τὰς τάξεις ἔνδοθεν τοῦ τείχους , μέγα δὲ ἔργον αὐτοῖς ἀνεφαίνετο , οὔτε γὰρ οἱ ἰσχυ ροί Λύκιοι ἐδύναντο τὸ τῶν Ἑλλήνων τεῖχος καθελόντες ποιήσασθαι ὁδὸν παρὰ τὰς ναῦς , οὔτέ ποτε οἱ πολεμισταὶ Ἕλληνες ἐδύναντο τοὺς Λυκίους ἀπώσα σθαι ἐκ τοῦ τείχους ὀπίσω , ἐπειδὴ τὴν ἀρχὴν προσήγγισαν . ἀλλὰ ὥσπερ περὶ τῶν ὅρων δύο ἄνδρες ἐρίζουσι , κατέχοντες ἐν ταῖς χερσὶ τοὺς γεωμετρικοὺς καλάμους, ἐν ἀρούρᾳ κοινοὺς τοὺς ὅρους ἐχούσῃ , οἵτι νες ἐν ὀλίγῳ τόπῳ διαφέρονται περὶ τοῦ ἴσου · οὕτω δὴ τούτους διεχώριζον οἱ προμαχώνες· οὗτοι δὲ ὑπερ· άνω αὐτῶν συνέθλαζον περὶ τὰ στήθη ἀλλήλων τὰς ἐκ βοείων δερμάτων κατεσκευασμένας τὰς εὐπεριφερεῖς ασπίδας , καὶ τὰ κοῦφα , καὶ τῇ λαιᾷ πάλλεσθαι δυνάμενα ἀσπιδίσκια · πολλοὶ δὲ ἐτιτρώσκοντο κατά τὸ σῶμα σιδήρῳ ἀνηλεεῖ καὶ ἀπηνεῖ , καὶ ᾧτινι τῶν πολεμούντων στραφέντι τὰ μετάφρενα ἐγυμνοῦντο πολλοὶ δὲ καὶ τελείως δι᾿ αὐτῆς τῆς ἀσπίδος . Πανταχοῦ τοίνυν οἱ πύργοι καὶ οἱ προμαχῶνες αἵματι ἀνδρῶν ἐῤῥασμένοι ( ἐῤῥανισμένοι ) ἦσαν ἑκατέρωθεν ἀπὸ τῶν Τρῴων καὶ τῶν Ἑλλήνων · ἀλλ᾽ οὐδὲ οὕτως ἐδύναντο ποιῆσαι φυγὴν τῶν <text:soft-page-break/>Ἑλλήνων , ἀλλ᾽ οὕτως εἶχον, ὥσπερ τὰς πλάστιγγας ἡ γυνὴ ἡ τῇ ἀληθείᾳ χερνῆτις , ἤτοι ἡ χερσὶ τὰ πρὸς τὸ ζῆν ποριζομένη , ἥτις ζυγὸν κρατοῦσα , καὶ τὸ ἔριον ἑκατέρωθεν ἀνέλκει </text:p>
      <text:p text:style-name="P2"/>
      <text:p text:style-name="P2">ΠΑΡΑΦΡΑΣΙΣ . 271 ་ 기 ὁ 기 ἐσάζουσα , ὅπως λάβῃ παρὰ τῶν παίδων μισθὸν ἀπρεπῇ . οὕτως δὴ τούτων κατ᾽ ἴσον ἡ μάχη καὶ ὁ πόλέμος ἐξετάθη , πρὶν ἢ ἔδωκεν ὁ Ζεὺς δόξαν μεγίςην Εκτορι τῷ υἱῷ τοῦ Πριάμου , ὅστις πρῶτον πηδήσας , εἰσῆλθε τὸ τεῖχος τῶν Ἑλλήνων , ἐφώνησε δὲ ἐξακούστως τοῖς Τρωσὶ φωνῶν · Διεγείρεσθε , ὦ Τρῶες ἱππικοὶ, καθαιρεῖτε δὲ τὸ τεῖχος τῶν Ἑλλήνων , καὶ ταῖς ναυσὶν ἐμβάλλετε πῦρ καῖον θείως . Οὕτως εἶ πε παροξύνων αὐτούς · οὗτοι δὲ πάντες τοῖς ὠσὶν ἤκουον · ὥρμησαν δὲ κατ᾽ εὐθὺ ἐπὶ τὸ τεῖχος αθρόοι οὗτοι μὲν οὖν ἐπέβαινον τῶν κλιμάκων , δόρατα ἧκος νημένα κατέχοντες . ὁ ῞Εκτωρ δὲ συντόμως καὶ ἰσχὺρῶς λαβὼν λίθον ἔφερεν , ὃς δὴ τῶν πυλῶν ἔμπροσθεν ἔκειτο, τὰ μὲν κάτω παχὺς , τὰ ἄνω δὲ ὀξὺς ( λεπτὸς ) ἦν · τοῦτον δὲ οὐκ ἂν δύο ἄνδρες ἄριστοι τοῦ δήμου ῥᾳδίως ἀπὸ τοῦ ἐδάφους εἰς ἅμαξαν παρακινήσειαν , οἷοι νῦν ἄνθρωποί εἰσιν , οὗτος δὲ ῥᾳδίως αὐτὸν ἐκίνει καὶ μόνος · τοῦτον αὐτῷ κοῦ φον ἐποίησεν ὁ υἱὸς τοῦ Κρόνου τοῦ σκολιοβούλου, ὥσπερ δὲ ἡνίκα ὁ ποιμὴν ῥᾳδίως φέρει συνδεδεμένα ἔρια ἀρσειος προβάτου τῇ ἑτέρᾳ χειρὶ κρατήσας , καὶ ὀλίγον βάρος αὐτὸν ἐπείγει καὶ πιέζει · οὕτως ὁ ῞Εκτωρ εὐθὺ τῶν σανίδων ἔφερε τὸν λίθον μετεωρίσας , αἳ δὴ τὰς πύλας( θύρας ) ἐφύλασσον τὰς ἀσφαλῶς ( ἐπιμελῶς ) καὶ ἰσχυρῶς ἡρμοσμένας , τὰς διπλῶς κλινομένας , τὰς ὑψηλάς . δύο δὲ ἔνδοθεν μοχλοὶ συνεῖχον εἰς μέσον συνάπτοντες , μία δὲ κλεῖς ἐφήρμοστο · ἔςη δὲ πάνυ πλησίον παραγενόμενος , καὶ στηριχθεὶς έτυψε και τὰ τὸ μέσον , καλῶς τῇ βάσει ἐπερεισάμενος ,ὅπως μὴ ἀσθενέστερον αὐτῷ εἴη τὸ βαλλόμενον · συνέτριψε δὲ ἀμφοτέρους τοὺς στρόφιγγας , ἔπεσε δὲ ὁ λίθος ἐντὸς μετὰ βάρους , μεγάλως δὲ αἱ θύραι ἐψόφησαν · ου· δὲ οἱ μοχλοὶ συνέσχον , αἱ σανίδες δὲ διεχωρίσθησαν ἄλλοσε ἄλλη ὑπὸ τῆς τοῦ λίθου βολῆς , Εκτωρ δὲ </text:p>
      <text:p text:style-name="P2"/>
      <text:p text:style-name="P2">ΠΑΡΑΦΡΑΣΙΣ . 273 τὰ τὴν ὄψιν , περιέλαμπε δὲ τοῖς ὅπλοις τοῖς καὶ ταπληκτικοῖς , ἃ ἐνδεδυμένος ἦν περὶ τὸ σῶμα , δύο δὲ ἐν ταῖς χερσὶ δόρατα εἶχεν : οὐδεὶς ἂν αὐτὸν εκώλυσεν απαντήσας , ἔξω τῶν θεῶν · ὅτε πηδήσας εἰσῆλθε , τὰς πύλας , πυρὶ δὲ τοὺς ὀφθαλμοὺς διεκέκαιτο, παρεκελεύετο δὲ τοῖς Τρασὶ συστραφεὶς κατὰ τὸν στρατὸν , ἀναβαίνειν τὸ τεῖχος , οἱ δὲ παροξύνοντι ὑπήκουον · εὐθέως δὲ ἄλλοι μὲν τὸ τεῖχος ὑπερανέβησαν , ἄλλοι δὲ δι᾽ αὐτῶν τῶν κατεσκευασμένων πυλῶν εἰσέῤῥευσαν · οἱ Ἕλληνες δὲ ἔφυγον ἐπὶ τὰς κοίλας ναῦς , βοὴ δὲ καὶ θόρυβος άφυκτος ἐγένετο . Τέλος τοῦ Δευτέρου Τόμου 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1:29:32.311000000</dc:date>
    <meta:editing-duration>PT1H40M50S</meta:editing-duration>
    <meta:editing-cycles>13</meta:editing-cycles>
    <meta:generator>LibreOffice/7.1.5.2$Windows_X86_64 LibreOffice_project/85f04e9f809797b8199d13c421bd8a2b025d52b5</meta:generator>
    <meta:document-statistic meta:table-count="0" meta:image-count="0" meta:object-count="0" meta:page-count="8" meta:paragraph-count="96" meta:word-count="5012" meta:character-count="28344" meta:non-whitespace-character-count="23412"/>
  </office:meta>
</office:document-meta>
</file>